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4"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Помощь</text:h>
      <text:section text:style-name="Sect1" text:name="i033">
        <text:p text:style-name="P1">Этот раздел описывает общие возможности получения справочной информации.</text:p>
        <text:h text:style-name="P4" text:outline-level="3">Сопутствующая информация</text:h>
        <text:h text:style-name="P2" text:outline-level="4">Концепции</text:h>
        <text:p text:style-name="Text_20_body">‣ <text:a xlink:type="simple" xlink:href="https://its.1c.ru/db/content/edtdoc/src/i192.html?_=1542292896#d0e1145" text:style-name="Internet_20_link" text:visited-style-name="Visited_20_Internet_20_Link"><text:span text:style-name="T1">Начальная страница</text:span></text:a></text:p>
        <text:p text:style-name="Text_20_body">‣ <text:a xlink:type="simple" xlink:href="https://its.1c.ru/db/content/edtdoc/src/i214.html?_=1542292896#d0e2036" text:style-name="Internet_20_link" text:visited-style-name="Visited_20_Internet_20_Link"><text:span text:style-name="T1">Справка</text:span></text:a></text:p>
        <text:p text:style-name="Text_20_body">‣ <text:a xlink:type="simple" xlink:href="https://its.1c.ru/db/content/edtdoc/src/i191.html?_=1542292896#i191" text:style-name="Internet_20_link" text:visited-style-name="Visited_20_Internet_20_Link"><text:span text:style-name="T1">Интерактивные инструкции</text:span></text:a></text:p>
        <text:p text:style-name="Text_20_body">‣ <text:a xlink:type="simple" xlink:href="https://its.1c.ru/db/content/edtdoc/src/i212.html?_=1542292896#i212" text:style-name="Internet_20_link" text:visited-style-name="Visited_20_Internet_20_Link"><text:span text:style-name="T1">Помощник по клавишам</text:span></text:a></text:p>
        <text:p text:style-name="Text_20_body">‣ <text:a xlink:type="simple" xlink:href="https://its.1c.ru/db/content/edtdoc/src/i213.html?_=1542292896#i213" text:style-name="Internet_20_link" text:visited-style-name="Visited_20_Internet_20_Link"><text:span text:style-name="T1">Полезные советы</text:span></text:a></text:p>
        <text:p text:style-name="Text_20_body">‣ <text:a xlink:type="simple" xlink:href="https://its.1c.ru/db/content/edtdoc/src/i207.html?_=1542292896#i207" text:style-name="Internet_20_link" text:visited-style-name="Visited_20_Internet_20_Link"><text:span text:style-name="T1">Внутренний веб-браузер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17:23.384249889</dc:date>
    <meta:editing-duration>PT6H58M51S</meta:editing-duration>
    <meta:editing-cycles>11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0" meta:character-count="229" meta:non-whitespace-character-count="209"/>
  </office:meta>
</office:document-meta>
</file>